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000080"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14pt" style:font-size-asian="14pt" style:font-size-complex="14pt"/>
    </style:style>
    <style:style style:name="P3" style:family="paragraph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color="#000080" fo:font-family="'Courier 10 Pitch'" style:font-pitch="fixed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'Courier 10 Pitch'" style:font-pitch="fixed" fo:font-size="14pt" style:font-size-asian="14pt" style:font-size-complex="14pt"/>
    </style:style>
    <style:style style:name="T3" style:family="text">
      <style:text-properties fo:color="#000080" fo:font-family="'Courier 10 Pitch'" style:font-pitch="fixe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80" fo:font-family="'Courier 10 Pitch'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3.335cm" svg:x="1.635cm" svg:y="6.08cm">
          <text:p text:style-name="P1"><text:span text:style-name="T1">0</text:span></text:p>
          <text:p text:style-name="P1"><text:span text:style-name="T2">.</text:span></text:p>
          <text:p text:style-name="P1"><text:span text:style-name="T2">.</text:span></text:p>
          <text:p text:style-name="P1"><text:span text:style-name="T2">.</text:span></text:p>
          <text:p text:style-name="P1"><text:span text:style-name="T2"/></text:p>
          <text:p text:style-name="P1"><text:span text:style-name="T1">3</text:span></text:p>
          <text:p text:style-name="P1"><text:span text:style-name="T2"/></text:p>
          <text:p text:style-name="P1"><text:span text:style-name="T3">4</text:span></text:p>
          <text:p text:style-name="P1"><text:span text:style-name="T4">.</text:span></text:p>
          <text:p text:style-name="P1"><text:span text:style-name="T4">.</text:span></text:p>
          <text:p text:style-name="P1"><text:span text:style-name="T4">.</text:span></text:p>
          <text:p text:style-name="P1"><text:span text:style-name="T4"/></text:p>
          <text:p text:style-name="P1"><text:span text:style-name="T3">7</text:span></text:p>
          <text:p text:style-name="P1"><text:span text:style-name="T2"/></text:p>
          <text:p text:style-name="P1"><text:span text:style-name="T1">8</text:span></text:p>
          <text:p text:style-name="P1"><text:span text:style-name="T2"/></text:p>
          <text:p text:style-name="P1"><text:span text:style-name="T1">9</text:span></text:p>
          <text:p text:style-name="P1"><text:span text:style-name="T2">.</text:span></text:p>
          <text:p text:style-name="P1"><text:span text:style-name="T2">.</text:span></text:p>
          <text:p text:style-name="P1"><text:span text:style-name="T2">.</text:span></text:p>
          <text:p text:style-name="P1"><text:span text:style-name="T2"/></text:p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3.175cm" svg:x="3.44cm" svg:y="6.5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0.635cm" svg:height="3.175cm" svg:x="3.441cm" svg:y="10.5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2.28cm" svg:height="0.844cm" svg:x="4.682cm" svg:y="7.75cm">
          <draw:text-box>
            <text:p><text:span text:style-name="T1">AD 0-3</text:span></text:p>
          </draw:text-box>
        </draw:frame>
        <draw:frame draw:style-name="gr4" draw:text-style-name="P4" draw:layer="layout" svg:width="2.28cm" svg:height="0.844cm" svg:x="4.682cm" svg:y="11.75cm">
          <draw:text-box>
            <text:p><text:span text:style-name="T3">EN 0-3</text:span></text:p>
          </draw:text-box>
        </draw:frame>
        <draw:frame draw:style-name="gr4" draw:text-style-name="P3" draw:layer="layout" svg:width="5.243cm" svg:height="0.844cm" svg:x="4.682cm" svg:y="14.45cm">
          <draw:text-box>
            <text:p><text:span text:style-name="T1">LNAs left ON/OFF</text:span></text:p>
          </draw:text-box>
        </draw:frame>
        <draw:line draw:style-name="gr5" draw:text-style-name="P2" draw:layer="layout" svg:x1="3.205cm" svg:y1="14.87cm" svg:x2="4.475cm" svg:y2="14.87cm">
          <text:p/>
        </draw:line>
        <draw:frame draw:style-name="gr4" draw:text-style-name="P3" draw:layer="layout" svg:width="5.54cm" svg:height="0.844cm" svg:x="4.682cm" svg:y="15.45cm">
          <draw:text-box>
            <text:p><text:span text:style-name="T1">LNAs right ON/OFF</text:span></text:p>
          </draw:text-box>
        </draw:frame>
        <draw:line draw:style-name="gr5" draw:text-style-name="P2" draw:layer="layout" svg:x1="3.205cm" svg:y1="15.87cm" svg:x2="4.475cm" svg:y2="15.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co Buttu</meta:initial-creator>
    <meta:creation-date>2011-09-07T15:45:26</meta:creation-date>
    <dc:date>2011-09-07T17:02:48</dc:date>
    <dc:creator>Marco Buttu</dc:creator>
    <meta:editing-duration>PT1H31S</meta:editing-duration>
    <meta:editing-cycles>12</meta:editing-cycles>
    <meta:generator>LibreOffice/3.3$Linux LibreOffice_project/330m19$Build-301</meta:generator>
    <meta:document-statistic meta:object-count="9"/>
  </office:meta>
</office:document-meta>
</file>